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3cm" svg:height="9.006cm" svg:x="10.098cm" svg:y="0.151cm">
            <draw:object draw:notify-on-update-of-ranges="Sheet1.A2:Sheet1.A10 Sheet1.B2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4" table:default-cell-style-name="Default"/>
        <table:table-row table:style-name="ro1">
          <table:table-cell table:style-name="Default" office:value-type="string">
            <text:p>Analog Voltage(0 to 5V)</text:p>
          </table:table-cell>
          <table:table-cell office:value-type="string">
            <text:p>Actual Distance in cm</text:p>
          </table:table-cell>
        </table:table-row>
        <table:table-row table:style-name="ro1">
          <table:table-cell office:value-type="float" office:value="0.1106060606">
            <text:p>0.1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36363636">
            <text:p>0.1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1333333333">
            <text:p>0.13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0.1666666667">
            <text:p>0.16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1893939394">
            <text:p>0.1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0.2606060606">
            <text:p>0.26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0.3181818182">
            <text:p>0.31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0.3333333333">
            <text:p>0.333</text:p>
          </table:table-cell>
          <table:table-cell office:value-type="float" office:value="55">
            <text:p>55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pal </meta:initial-creator>
    <meta:creation-date>2015-10-22T00:21:19</meta:creation-date>
    <dc:date>2015-10-22T01:22:26</dc:date>
    <dc:creator>Gopal </dc:creator>
    <meta:editing-duration>PT6M30S</meta:editing-duration>
    <meta:editing-cycles>2</meta:editing-cycles>
    <meta:generator>LibreOffice/3.5$Linux_X86_64 LibreOffice_project/350m1$Build-2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52cm" svg:y="4.204cm" style:legend-expansion="high" chart:style-name="ch2"/>
        <chart:plot-area chart:style-name="ch3" table:cell-range-address="Sheet1.A2:Sheet1.B10" svg:x="0.77cm" svg:y="0.855cm" svg:width="11.742cm" svg:height="7.552cm">
          <chartooo:coordinate-region svg:x="1.391cm" svg:y="1.054cm" svg:width="10.789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06060606">
                <text:p>0.1106060606</text:p>
                <draw:g>
                  <svg:desc>Sheet1.A2:Sheet1.A10</svg:desc>
                </draw:g>
              </table:table-cell>
              <table:table-cell office:value-type="float" office:value="3">
                <text:p>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6363636">
                <text:p>0.1136363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3333333">
                <text:p>0.1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7">
                <text:p>0.1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3939394">
                <text:p>0.1893939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">
                <text:p>0.2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6060606">
                <text:p>0.26060606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1818182">
                <text:p>0.31818181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